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14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5.3917in" svg:height="2.489in" svg:x="6.5201in" svg:y="0.0394in">
            <draw:object draw:notify-on-update-of-ranges="Sheet1.E1:Sheet1.E2 Sheet1.F1:Sheet1.F2 Sheet1.G1:Sheet1.G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9.9118in" svg:height="4.7055in" svg:x="6.5201in" svg:y="2.5878in">
            <draw:object draw:notify-on-update-of-ranges="Sheet1.E3:Sheet1.E14 Sheet1.F3:Sheet1.F14 Sheet1.G3:Sheet1.G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svg:width="9.9287in" svg:height="7.0071in" svg:x="6.6441in" svg:y="7.35in">
            <draw:object draw:notify-on-update-of-ranges="Sheet1.E15:Sheet1.E26 Sheet1.F15:Sheet1.F26 Sheet1.G15:Sheet1.G2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covariance</text:p>
          </table:table-cell>
          <table:table-cell office:value-type="float" office:value="63.647125">
            <text:p>63.647125</text:p>
          </table:table-cell>
          <table:table-cell office:value-type="float" office:value="15.790936">
            <text:p>15.790936</text:p>
          </table:table-cell>
          <table:table-cell/>
          <table:table-cell office:value-type="string">
            <text:p>jacobi-1d-imper</text:p>
          </table:table-cell>
          <table:table-cell office:value-type="float" office:value="0.044367">
            <text:p>0.044367</text:p>
          </table:table-cell>
          <table:table-cell office:value-type="float" office:value="0.032413">
            <text:p>0.032413</text:p>
          </table:table-cell>
        </table:table-row>
        <table:table-row table:style-name="ro2">
          <table:table-cell office:value-type="string">
            <text:p>2mm</text:p>
          </table:table-cell>
          <table:table-cell office:value-type="float" office:value="441.030907">
            <text:p>441.030907</text:p>
          </table:table-cell>
          <table:table-cell office:value-type="float" office:value="138.353714">
            <text:p>138.353714</text:p>
          </table:table-cell>
          <table:table-cell/>
          <table:table-cell office:value-type="string">
            <text:p>reg_detect</text:p>
          </table:table-cell>
          <table:table-cell office:value-type="float" office:value="0.095648">
            <text:p>0.095648</text:p>
          </table:table-cell>
          <table:table-cell office:value-type="float" office:value="0.088147">
            <text:p>0.088147</text:p>
          </table:table-cell>
        </table:table-row>
        <table:table-row table:style-name="ro1">
          <table:table-cell office:value-type="string">
            <text:p>3mm</text:p>
          </table:table-cell>
          <table:table-cell office:value-type="float" office:value="657.055415">
            <text:p>657.055415</text:p>
          </table:table-cell>
          <table:table-cell office:value-type="float" office:value="206.652214">
            <text:p>206.652214</text:p>
          </table:table-cell>
          <table:table-cell/>
          <table:table-cell office:value-type="string">
            <text:p>bicg</text:p>
          </table:table-cell>
          <table:table-cell office:value-type="float" office:value="1.20727">
            <text:p>1.20727</text:p>
          </table:table-cell>
          <table:table-cell office:value-type="float" office:value="1.084525">
            <text:p>1.084525</text:p>
          </table:table-cell>
        </table:table-row>
        <table:table-row table:style-name="ro1">
          <table:table-cell office:value-type="string">
            <text:p>atax</text:p>
          </table:table-cell>
          <table:table-cell office:value-type="float" office:value="1.241698">
            <text:p>1.241698</text:p>
          </table:table-cell>
          <table:table-cell office:value-type="float" office:value="1.997713">
            <text:p>1.997713</text:p>
          </table:table-cell>
          <table:table-cell/>
          <table:table-cell office:value-type="string">
            <text:p>atax</text:p>
          </table:table-cell>
          <table:table-cell office:value-type="float" office:value="1.241698">
            <text:p>1.241698</text:p>
          </table:table-cell>
          <table:table-cell office:value-type="float" office:value="1.997713">
            <text:p>1.997713</text:p>
          </table:table-cell>
        </table:table-row>
        <table:table-row table:style-name="ro1">
          <table:table-cell office:value-type="string">
            <text:p>bicg</text:p>
          </table:table-cell>
          <table:table-cell office:value-type="float" office:value="1.20727">
            <text:p>1.20727</text:p>
          </table:table-cell>
          <table:table-cell office:value-type="float" office:value="1.084525">
            <text:p>1.084525</text:p>
          </table:table-cell>
          <table:table-cell/>
          <table:table-cell office:value-type="string">
            <text:p>gesummv</text:p>
          </table:table-cell>
          <table:table-cell office:value-type="float" office:value="1.712113">
            <text:p>1.712113</text:p>
          </table:table-cell>
          <table:table-cell office:value-type="float" office:value="1.668856">
            <text:p>1.668856</text:p>
          </table:table-cell>
        </table:table-row>
        <table:table-row table:style-name="ro1">
          <table:table-cell office:value-type="string">
            <text:p>doitgen</text:p>
          </table:table-cell>
          <table:table-cell office:value-type="float" office:value="15.047639">
            <text:p>15.047639</text:p>
          </table:table-cell>
          <table:table-cell office:value-type="float" office:value="8.157245">
            <text:p>8.157245</text:p>
          </table:table-cell>
          <table:table-cell/>
          <table:table-cell office:value-type="string">
            <text:p>dynprog</text:p>
          </table:table-cell>
          <table:table-cell office:value-type="float" office:value="2.133524">
            <text:p>2.133524</text:p>
          </table:table-cell>
          <table:table-cell office:value-type="float" office:value="3.371307">
            <text:p>3.371307</text:p>
          </table:table-cell>
        </table:table-row>
        <table:table-row table:style-name="ro1">
          <table:table-cell office:value-type="string">
            <text:p>gemm</text:p>
          </table:table-cell>
          <table:table-cell office:value-type="float" office:value="221.37683">
            <text:p>221.37683</text:p>
          </table:table-cell>
          <table:table-cell office:value-type="float" office:value="68.862869">
            <text:p>68.862869</text:p>
          </table:table-cell>
          <table:table-cell/>
          <table:table-cell office:value-type="string">
            <text:p>seidel-2d</text:p>
          </table:table-cell>
          <table:table-cell office:value-type="float" office:value="2.334995">
            <text:p>2.334995</text:p>
          </table:table-cell>
          <table:table-cell office:value-type="float" office:value="1.714665">
            <text:p>1.714665</text:p>
          </table:table-cell>
        </table:table-row>
        <table:table-row table:style-name="ro1">
          <table:table-cell office:value-type="string">
            <text:p>gemver</text:p>
          </table:table-cell>
          <table:table-cell office:value-type="float" office:value="5.912938">
            <text:p>5.912938</text:p>
          </table:table-cell>
          <table:table-cell office:value-type="float" office:value="3.187945">
            <text:p>3.187945</text:p>
          </table:table-cell>
          <table:table-cell/>
          <table:table-cell office:value-type="string">
            <text:p>jacobi-2d-imper</text:p>
          </table:table-cell>
          <table:table-cell office:value-type="float" office:value="2.434564">
            <text:p>2.434564</text:p>
          </table:table-cell>
          <table:table-cell office:value-type="float" office:value="0.971846">
            <text:p>0.971846</text:p>
          </table:table-cell>
        </table:table-row>
        <table:table-row table:style-name="ro1">
          <table:table-cell office:value-type="string">
            <text:p>gesummv</text:p>
          </table:table-cell>
          <table:table-cell office:value-type="float" office:value="1.712113">
            <text:p>1.712113</text:p>
          </table:table-cell>
          <table:table-cell office:value-type="float" office:value="1.668856">
            <text:p>1.668856</text:p>
          </table:table-cell>
          <table:table-cell/>
          <table:table-cell office:value-type="string">
            <text:p>durbin</text:p>
          </table:table-cell>
          <table:table-cell office:value-type="float" office:value="4.306597">
            <text:p>4.306597</text:p>
          </table:table-cell>
          <table:table-cell office:value-type="float" office:value="4.667684">
            <text:p>4.667684</text:p>
          </table:table-cell>
        </table:table-row>
        <table:table-row table:style-name="ro1">
          <table:table-cell office:value-type="string">
            <text:p>mvt</text:p>
          </table:table-cell>
          <table:table-cell office:value-type="float" office:value="4.739074">
            <text:p>4.739074</text:p>
          </table:table-cell>
          <table:table-cell office:value-type="float" office:value="1.997976">
            <text:p>1.997976</text:p>
          </table:table-cell>
          <table:table-cell/>
          <table:table-cell office:value-type="string">
            <text:p>mvt</text:p>
          </table:table-cell>
          <table:table-cell office:value-type="float" office:value="4.739074">
            <text:p>4.739074</text:p>
          </table:table-cell>
          <table:table-cell office:value-type="float" office:value="1.997976">
            <text:p>1.997976</text:p>
          </table:table-cell>
        </table:table-row>
        <table:table-row table:style-name="ro1">
          <table:table-cell office:value-type="string">
            <text:p>symm</text:p>
          </table:table-cell>
          <table:table-cell office:value-type="float" office:value="292.761597">
            <text:p>292.761597</text:p>
          </table:table-cell>
          <table:table-cell office:value-type="float" office:value="287.981556">
            <text:p>287.981556</text:p>
          </table:table-cell>
          <table:table-cell/>
          <table:table-cell office:value-type="string">
            <text:p>gemver</text:p>
          </table:table-cell>
          <table:table-cell office:value-type="float" office:value="5.912938">
            <text:p>5.912938</text:p>
          </table:table-cell>
          <table:table-cell office:value-type="float" office:value="3.187945">
            <text:p>3.187945</text:p>
          </table:table-cell>
        </table:table-row>
        <table:table-row table:style-name="ro1">
          <table:table-cell office:value-type="string">
            <text:p>syr2k</text:p>
          </table:table-cell>
          <table:table-cell office:value-type="float" office:value="129.565937">
            <text:p>129.565937</text:p>
          </table:table-cell>
          <table:table-cell office:value-type="float" office:value="82.622636">
            <text:p>82.622636</text:p>
          </table:table-cell>
          <table:table-cell/>
          <table:table-cell office:value-type="string">
            <text:p>fdtd-apml</text:p>
          </table:table-cell>
          <table:table-cell office:value-type="float" office:value="12.288552">
            <text:p>12.288552</text:p>
          </table:table-cell>
          <table:table-cell office:value-type="float" office:value="11.949039">
            <text:p>11.949039</text:p>
          </table:table-cell>
        </table:table-row>
        <table:table-row table:style-name="ro1">
          <table:table-cell office:value-type="string">
            <text:p>syrk</text:p>
          </table:table-cell>
          <table:table-cell office:value-type="float" office:value="62.004363">
            <text:p>62.004363</text:p>
          </table:table-cell>
          <table:table-cell office:value-type="float" office:value="37.344749">
            <text:p>37.344749</text:p>
          </table:table-cell>
          <table:table-cell/>
          <table:table-cell office:value-type="string">
            <text:p>doitgen</text:p>
          </table:table-cell>
          <table:table-cell office:value-type="float" office:value="15.047639">
            <text:p>15.047639</text:p>
          </table:table-cell>
          <table:table-cell office:value-type="float" office:value="8.157245">
            <text:p>8.157245</text:p>
          </table:table-cell>
        </table:table-row>
        <table:table-row table:style-name="ro1">
          <table:table-cell office:value-type="string">
            <text:p>trmm</text:p>
          </table:table-cell>
          <table:table-cell office:value-type="float" office:value="30.581192">
            <text:p>30.581192</text:p>
          </table:table-cell>
          <table:table-cell office:value-type="float" office:value="50.99148">
            <text:p>50.99148</text:p>
          </table:table-cell>
          <table:table-cell/>
          <table:table-cell office:value-type="string">
            <text:p>fdtd-2d</text:p>
          </table:table-cell>
          <table:table-cell office:value-type="float" office:value="16.810833">
            <text:p>16.810833</text:p>
          </table:table-cell>
          <table:table-cell office:value-type="float" office:value="4.840081">
            <text:p>4.840081</text:p>
          </table:table-cell>
        </table:table-row>
        <table:table-row table:style-name="ro1">
          <table:table-cell office:value-type="string">
            <text:p>durbin</text:p>
          </table:table-cell>
          <table:table-cell office:value-type="float" office:value="4.306597">
            <text:p>4.306597</text:p>
          </table:table-cell>
          <table:table-cell office:value-type="float" office:value="4.667684">
            <text:p>4.667684</text:p>
          </table:table-cell>
          <table:table-cell/>
          <table:table-cell office:value-type="string">
            <text:p>lu</text:p>
          </table:table-cell>
          <table:table-cell office:value-type="float" office:value="21.185694">
            <text:p>21.185694</text:p>
          </table:table-cell>
          <table:table-cell office:value-type="float" office:value="21.483047">
            <text:p>21.483047</text:p>
          </table:table-cell>
        </table:table-row>
        <table:table-row table:style-name="ro1">
          <table:table-cell office:value-type="string">
            <text:p>dynprog</text:p>
          </table:table-cell>
          <table:table-cell office:value-type="float" office:value="2.133524">
            <text:p>2.133524</text:p>
          </table:table-cell>
          <table:table-cell office:value-type="float" office:value="3.371307">
            <text:p>3.371307</text:p>
          </table:table-cell>
          <table:table-cell/>
          <table:table-cell office:value-type="string">
            <text:p>ludcmp</text:p>
          </table:table-cell>
          <table:table-cell office:value-type="float" office:value="23.247046">
            <text:p>23.247046</text:p>
          </table:table-cell>
          <table:table-cell office:value-type="float" office:value="23.657105">
            <text:p>23.657105</text:p>
          </table:table-cell>
        </table:table-row>
        <table:table-row table:style-name="ro1">
          <table:table-cell office:value-type="string">
            <text:p>lu</text:p>
          </table:table-cell>
          <table:table-cell office:value-type="float" office:value="21.185694">
            <text:p>21.185694</text:p>
          </table:table-cell>
          <table:table-cell office:value-type="float" office:value="21.483047">
            <text:p>21.483047</text:p>
          </table:table-cell>
          <table:table-cell/>
          <table:table-cell office:value-type="string">
            <text:p>trmm</text:p>
          </table:table-cell>
          <table:table-cell office:value-type="float" office:value="30.581192">
            <text:p>30.581192</text:p>
          </table:table-cell>
          <table:table-cell office:value-type="float" office:value="50.99148">
            <text:p>50.99148</text:p>
          </table:table-cell>
        </table:table-row>
        <table:table-row table:style-name="ro1">
          <table:table-cell office:value-type="string">
            <text:p>ludcmp</text:p>
          </table:table-cell>
          <table:table-cell office:value-type="float" office:value="23.247046">
            <text:p>23.247046</text:p>
          </table:table-cell>
          <table:table-cell office:value-type="float" office:value="23.657105">
            <text:p>23.657105</text:p>
          </table:table-cell>
          <table:table-cell/>
          <table:table-cell office:value-type="string">
            <text:p>adi</text:p>
          </table:table-cell>
          <table:table-cell office:value-type="float" office:value="35.723412">
            <text:p>35.723412</text:p>
          </table:table-cell>
          <table:table-cell office:value-type="float" office:value="54.825221">
            <text:p>54.825221</text:p>
          </table:table-cell>
        </table:table-row>
        <table:table-row table:style-name="ro1">
          <table:table-cell office:value-type="string">
            <text:p>floyd-warshall</text:p>
          </table:table-cell>
          <table:table-cell office:value-type="float" office:value="75.868337">
            <text:p>75.868337</text:p>
          </table:table-cell>
          <table:table-cell office:value-type="float" office:value="75.927289">
            <text:p>75.927289</text:p>
          </table:table-cell>
          <table:table-cell/>
          <table:table-cell office:value-type="string">
            <text:p>syrk</text:p>
          </table:table-cell>
          <table:table-cell office:value-type="float" office:value="62.004363">
            <text:p>62.004363</text:p>
          </table:table-cell>
          <table:table-cell office:value-type="float" office:value="37.344749">
            <text:p>37.344749</text:p>
          </table:table-cell>
        </table:table-row>
        <table:table-row table:style-name="ro2">
          <table:table-cell office:value-type="string">
            <text:p>reg_detect</text:p>
          </table:table-cell>
          <table:table-cell office:value-type="float" office:value="0.095648">
            <text:p>0.095648</text:p>
          </table:table-cell>
          <table:table-cell office:value-type="float" office:value="0.088147">
            <text:p>0.088147</text:p>
          </table:table-cell>
          <table:table-cell/>
          <table:table-cell office:value-type="string">
            <text:p>covariance</text:p>
          </table:table-cell>
          <table:table-cell office:value-type="float" office:value="63.647125">
            <text:p>63.647125</text:p>
          </table:table-cell>
          <table:table-cell office:value-type="float" office:value="15.790936">
            <text:p>15.790936</text:p>
          </table:table-cell>
        </table:table-row>
        <table:table-row table:style-name="ro1">
          <table:table-cell office:value-type="string">
            <text:p>adi</text:p>
          </table:table-cell>
          <table:table-cell office:value-type="float" office:value="35.723412">
            <text:p>35.723412</text:p>
          </table:table-cell>
          <table:table-cell office:value-type="float" office:value="54.825221">
            <text:p>54.825221</text:p>
          </table:table-cell>
          <table:table-cell/>
          <table:table-cell office:value-type="string">
            <text:p>floyd-warshall</text:p>
          </table:table-cell>
          <table:table-cell office:value-type="float" office:value="75.868337">
            <text:p>75.868337</text:p>
          </table:table-cell>
          <table:table-cell office:value-type="float" office:value="75.927289">
            <text:p>75.927289</text:p>
          </table:table-cell>
        </table:table-row>
        <table:table-row table:style-name="ro1">
          <table:table-cell office:value-type="string">
            <text:p>fdtd-2d</text:p>
          </table:table-cell>
          <table:table-cell office:value-type="float" office:value="16.810833">
            <text:p>16.810833</text:p>
          </table:table-cell>
          <table:table-cell office:value-type="float" office:value="4.840081">
            <text:p>4.840081</text:p>
          </table:table-cell>
          <table:table-cell/>
          <table:table-cell office:value-type="string">
            <text:p>syr2k</text:p>
          </table:table-cell>
          <table:table-cell office:value-type="float" office:value="129.565937">
            <text:p>129.565937</text:p>
          </table:table-cell>
          <table:table-cell office:value-type="float" office:value="82.622636">
            <text:p>82.622636</text:p>
          </table:table-cell>
        </table:table-row>
        <table:table-row table:style-name="ro1">
          <table:table-cell office:value-type="string">
            <text:p>fdtd-apml</text:p>
          </table:table-cell>
          <table:table-cell office:value-type="float" office:value="12.288552">
            <text:p>12.288552</text:p>
          </table:table-cell>
          <table:table-cell office:value-type="float" office:value="11.949039">
            <text:p>11.949039</text:p>
          </table:table-cell>
          <table:table-cell/>
          <table:table-cell office:value-type="string">
            <text:p>gemm</text:p>
          </table:table-cell>
          <table:table-cell office:value-type="float" office:value="221.37683">
            <text:p>221.37683</text:p>
          </table:table-cell>
          <table:table-cell office:value-type="float" office:value="68.862869">
            <text:p>68.862869</text:p>
          </table:table-cell>
        </table:table-row>
        <table:table-row table:style-name="ro1">
          <table:table-cell office:value-type="string">
            <text:p>jacobi-1d-imper</text:p>
          </table:table-cell>
          <table:table-cell office:value-type="float" office:value="0.044367">
            <text:p>0.044367</text:p>
          </table:table-cell>
          <table:table-cell office:value-type="float" office:value="0.032413">
            <text:p>0.032413</text:p>
          </table:table-cell>
          <table:table-cell/>
          <table:table-cell office:value-type="string">
            <text:p>symm</text:p>
          </table:table-cell>
          <table:table-cell office:value-type="float" office:value="292.761597">
            <text:p>292.761597</text:p>
          </table:table-cell>
          <table:table-cell office:value-type="float" office:value="287.981556">
            <text:p>287.981556</text:p>
          </table:table-cell>
        </table:table-row>
        <table:table-row table:style-name="ro1">
          <table:table-cell office:value-type="string">
            <text:p>jacobi-2d-imper</text:p>
          </table:table-cell>
          <table:table-cell office:value-type="float" office:value="2.434564">
            <text:p>2.434564</text:p>
          </table:table-cell>
          <table:table-cell office:value-type="float" office:value="0.971846">
            <text:p>0.971846</text:p>
          </table:table-cell>
          <table:table-cell/>
          <table:table-cell office:value-type="string">
            <text:p>2mm</text:p>
          </table:table-cell>
          <table:table-cell office:value-type="float" office:value="441.030907">
            <text:p>441.030907</text:p>
          </table:table-cell>
          <table:table-cell office:value-type="float" office:value="138.353714">
            <text:p>138.353714</text:p>
          </table:table-cell>
        </table:table-row>
        <table:table-row table:style-name="ro1">
          <table:table-cell office:value-type="string">
            <text:p>seidel-2d</text:p>
          </table:table-cell>
          <table:table-cell office:value-type="float" office:value="2.334995">
            <text:p>2.334995</text:p>
          </table:table-cell>
          <table:table-cell office:value-type="float" office:value="1.714665">
            <text:p>1.714665</text:p>
          </table:table-cell>
          <table:table-cell/>
          <table:table-cell office:value-type="string">
            <text:p>3mm</text:p>
          </table:table-cell>
          <table:table-cell office:value-type="float" office:value="657.055415">
            <text:p>657.055415</text:p>
          </table:table-cell>
          <table:table-cell office:value-type="float" office:value="206.652214">
            <text:p>206.652214</text:p>
          </table:table-cell>
        </table:table-row>
        <table:table-row table:style-name="ro2" table:number-rows-repeated="104854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>
        <table:shapes>
          <draw:frame draw:z-index="0" draw:style-name="gr1" svg:width="13.3764in" svg:height="3.2839in" svg:x="4.4878in" svg:y="0.0417in">
            <draw:object draw:notify-on-update-of-ranges="Sheet2.A1:Sheet2.A26 Sheet2.D1:Sheet2.D26 Sheet2.E1:Sheet2.E2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5" table:default-cell-style-name="Default"/>
        <table:table-row table:style-name="ro2">
          <table:table-cell office:value-type="string">
            <text:p>2mm</text:p>
          </table:table-cell>
          <table:table-cell office:value-type="float" office:value="441.030907">
            <text:p>441.030907</text:p>
          </table:table-cell>
          <table:table-cell office:value-type="float" office:value="138.353714">
            <text:p>138.353714</text:p>
          </table:table-cell>
          <table:table-cell office:value-type="float" office:value="1">
            <text:p>1</text:p>
          </table:table-cell>
          <table:table-cell table:formula="of:=[.B1]/[.C1]" office:value-type="float" office:value="3.18770558627721">
            <text:p>3.1877055863</text:p>
          </table:table-cell>
        </table:table-row>
        <table:table-row table:style-name="ro2">
          <table:table-cell office:value-type="string">
            <text:p>3mm</text:p>
          </table:table-cell>
          <table:table-cell office:value-type="float" office:value="657.055415">
            <text:p>657.055415</text:p>
          </table:table-cell>
          <table:table-cell office:value-type="float" office:value="206.652214">
            <text:p>206.652214</text:p>
          </table:table-cell>
          <table:table-cell office:value-type="float" office:value="1">
            <text:p>1</text:p>
          </table:table-cell>
          <table:table-cell table:formula="of:=[.B2]/[.C2]" office:value-type="float" office:value="3.17952274636651">
            <text:p>3.1795227464</text:p>
          </table:table-cell>
        </table:table-row>
        <table:table-row table:style-name="ro1">
          <table:table-cell office:value-type="string">
            <text:p>adi</text:p>
          </table:table-cell>
          <table:table-cell office:value-type="float" office:value="35.723412">
            <text:p>35.723412</text:p>
          </table:table-cell>
          <table:table-cell office:value-type="float" office:value="54.825221">
            <text:p>54.825221</text:p>
          </table:table-cell>
          <table:table-cell office:value-type="float" office:value="1">
            <text:p>1</text:p>
          </table:table-cell>
          <table:table-cell table:formula="of:=[.B3]/[.C3]" office:value-type="float" office:value="0.651587195608386">
            <text:p>0.6515871956</text:p>
          </table:table-cell>
        </table:table-row>
        <table:table-row table:style-name="ro1">
          <table:table-cell office:value-type="string">
            <text:p>atax</text:p>
          </table:table-cell>
          <table:table-cell office:value-type="float" office:value="1.241698">
            <text:p>1.241698</text:p>
          </table:table-cell>
          <table:table-cell office:value-type="float" office:value="1.997713">
            <text:p>1.997713</text:p>
          </table:table-cell>
          <table:table-cell office:value-type="float" office:value="1">
            <text:p>1</text:p>
          </table:table-cell>
          <table:table-cell table:formula="of:=[.B4]/[.C4]" office:value-type="float" office:value="0.621559753578217">
            <text:p>0.6215597536</text:p>
          </table:table-cell>
        </table:table-row>
        <table:table-row table:style-name="ro1">
          <table:table-cell office:value-type="string">
            <text:p>bicg</text:p>
          </table:table-cell>
          <table:table-cell office:value-type="float" office:value="1.20727">
            <text:p>1.20727</text:p>
          </table:table-cell>
          <table:table-cell office:value-type="float" office:value="1.084525">
            <text:p>1.084525</text:p>
          </table:table-cell>
          <table:table-cell office:value-type="float" office:value="1">
            <text:p>1</text:p>
          </table:table-cell>
          <table:table-cell table:formula="of:=[.B5]/[.C5]" office:value-type="float" office:value="1.11317858048454">
            <text:p>1.1131785805</text:p>
          </table:table-cell>
        </table:table-row>
        <table:table-row table:style-name="ro2">
          <table:table-cell office:value-type="string">
            <text:p>covariance</text:p>
          </table:table-cell>
          <table:table-cell office:value-type="float" office:value="63.647125">
            <text:p>63.647125</text:p>
          </table:table-cell>
          <table:table-cell office:value-type="float" office:value="15.790936">
            <text:p>15.790936</text:p>
          </table:table-cell>
          <table:table-cell office:value-type="float" office:value="1">
            <text:p>1</text:p>
          </table:table-cell>
          <table:table-cell table:formula="of:=[.B6]/[.C6]" office:value-type="float" office:value="4.03061129498593">
            <text:p>4.030611295</text:p>
          </table:table-cell>
        </table:table-row>
        <table:table-row table:style-name="ro1">
          <table:table-cell office:value-type="string">
            <text:p>doitgen</text:p>
          </table:table-cell>
          <table:table-cell office:value-type="float" office:value="15.047639">
            <text:p>15.047639</text:p>
          </table:table-cell>
          <table:table-cell office:value-type="float" office:value="8.157245">
            <text:p>8.157245</text:p>
          </table:table-cell>
          <table:table-cell office:value-type="float" office:value="1">
            <text:p>1</text:p>
          </table:table-cell>
          <table:table-cell table:formula="of:=[.B7]/[.C7]" office:value-type="float" office:value="1.844696217902">
            <text:p>1.8446962179</text:p>
          </table:table-cell>
        </table:table-row>
        <table:table-row table:style-name="ro1">
          <table:table-cell office:value-type="string">
            <text:p>durbin</text:p>
          </table:table-cell>
          <table:table-cell office:value-type="float" office:value="4.306597">
            <text:p>4.306597</text:p>
          </table:table-cell>
          <table:table-cell office:value-type="float" office:value="4.667684">
            <text:p>4.667684</text:p>
          </table:table-cell>
          <table:table-cell office:value-type="float" office:value="1">
            <text:p>1</text:p>
          </table:table-cell>
          <table:table-cell table:formula="of:=[.B8]/[.C8]" office:value-type="float" office:value="0.922641078530595">
            <text:p>0.9226410785</text:p>
          </table:table-cell>
        </table:table-row>
        <table:table-row table:style-name="ro1">
          <table:table-cell office:value-type="string">
            <text:p>dynprog</text:p>
          </table:table-cell>
          <table:table-cell office:value-type="float" office:value="2.133524">
            <text:p>2.133524</text:p>
          </table:table-cell>
          <table:table-cell office:value-type="float" office:value="3.371307">
            <text:p>3.371307</text:p>
          </table:table-cell>
          <table:table-cell office:value-type="float" office:value="1">
            <text:p>1</text:p>
          </table:table-cell>
          <table:table-cell table:formula="of:=[.B9]/[.C9]" office:value-type="float" office:value="0.632847735314523">
            <text:p>0.6328477353</text:p>
          </table:table-cell>
        </table:table-row>
        <table:table-row table:style-name="ro1">
          <table:table-cell office:value-type="string">
            <text:p>fdtd-2d</text:p>
          </table:table-cell>
          <table:table-cell office:value-type="float" office:value="16.810833">
            <text:p>16.810833</text:p>
          </table:table-cell>
          <table:table-cell office:value-type="float" office:value="4.840081">
            <text:p>4.840081</text:p>
          </table:table-cell>
          <table:table-cell office:value-type="float" office:value="1">
            <text:p>1</text:p>
          </table:table-cell>
          <table:table-cell table:formula="of:=[.B10]/[.C10]" office:value-type="float" office:value="3.47325447652632">
            <text:p>3.4732544765</text:p>
          </table:table-cell>
        </table:table-row>
        <table:table-row table:style-name="ro1">
          <table:table-cell office:value-type="string">
            <text:p>fdtd-apml</text:p>
          </table:table-cell>
          <table:table-cell office:value-type="float" office:value="12.288552">
            <text:p>12.288552</text:p>
          </table:table-cell>
          <table:table-cell office:value-type="float" office:value="11.949039">
            <text:p>11.949039</text:p>
          </table:table-cell>
          <table:table-cell office:value-type="float" office:value="1">
            <text:p>1</text:p>
          </table:table-cell>
          <table:table-cell table:formula="of:=[.B11]/[.C11]" office:value-type="float" office:value="1.02841341466874">
            <text:p>1.0284134147</text:p>
          </table:table-cell>
        </table:table-row>
        <table:table-row table:style-name="ro1">
          <table:table-cell office:value-type="string">
            <text:p>floyd-warshall</text:p>
          </table:table-cell>
          <table:table-cell office:value-type="float" office:value="75.868337">
            <text:p>75.868337</text:p>
          </table:table-cell>
          <table:table-cell office:value-type="float" office:value="75.927289">
            <text:p>75.927289</text:p>
          </table:table-cell>
          <table:table-cell office:value-type="float" office:value="1">
            <text:p>1</text:p>
          </table:table-cell>
          <table:table-cell table:formula="of:=[.B12]/[.C12]" office:value-type="float" office:value="0.999223572963339">
            <text:p>0.999223573</text:p>
          </table:table-cell>
        </table:table-row>
        <table:table-row table:style-name="ro1">
          <table:table-cell office:value-type="string">
            <text:p>gemm</text:p>
          </table:table-cell>
          <table:table-cell office:value-type="float" office:value="221.37683">
            <text:p>221.37683</text:p>
          </table:table-cell>
          <table:table-cell office:value-type="float" office:value="68.862869">
            <text:p>68.862869</text:p>
          </table:table-cell>
          <table:table-cell office:value-type="float" office:value="1">
            <text:p>1</text:p>
          </table:table-cell>
          <table:table-cell table:formula="of:=[.B13]/[.C13]" office:value-type="float" office:value="3.21474886560419">
            <text:p>3.2147488656</text:p>
          </table:table-cell>
        </table:table-row>
        <table:table-row table:style-name="ro1">
          <table:table-cell office:value-type="string">
            <text:p>gemver</text:p>
          </table:table-cell>
          <table:table-cell office:value-type="float" office:value="5.912938">
            <text:p>5.912938</text:p>
          </table:table-cell>
          <table:table-cell office:value-type="float" office:value="3.187945">
            <text:p>3.187945</text:p>
          </table:table-cell>
          <table:table-cell office:value-type="float" office:value="1">
            <text:p>1</text:p>
          </table:table-cell>
          <table:table-cell table:formula="of:=[.B14]/[.C14]" office:value-type="float" office:value="1.8547804306536">
            <text:p>1.8547804307</text:p>
          </table:table-cell>
        </table:table-row>
        <table:table-row table:style-name="ro1">
          <table:table-cell office:value-type="string">
            <text:p>gesummv</text:p>
          </table:table-cell>
          <table:table-cell office:value-type="float" office:value="1.712113">
            <text:p>1.712113</text:p>
          </table:table-cell>
          <table:table-cell office:value-type="float" office:value="1.668856">
            <text:p>1.668856</text:p>
          </table:table-cell>
          <table:table-cell office:value-type="float" office:value="1">
            <text:p>1</text:p>
          </table:table-cell>
          <table:table-cell table:formula="of:=[.B15]/[.C15]" office:value-type="float" office:value="1.02592015128927">
            <text:p>1.0259201513</text:p>
          </table:table-cell>
        </table:table-row>
        <table:table-row table:style-name="ro1">
          <table:table-cell office:value-type="string">
            <text:p>jacobi-1d-imper</text:p>
          </table:table-cell>
          <table:table-cell office:value-type="float" office:value="0.044367">
            <text:p>0.044367</text:p>
          </table:table-cell>
          <table:table-cell office:value-type="float" office:value="0.032413">
            <text:p>0.032413</text:p>
          </table:table-cell>
          <table:table-cell office:value-type="float" office:value="1">
            <text:p>1</text:p>
          </table:table-cell>
          <table:table-cell table:formula="of:=[.B16]/[.C16]" office:value-type="float" office:value="1.36880264091568">
            <text:p>1.3688026409</text:p>
          </table:table-cell>
        </table:table-row>
        <table:table-row table:style-name="ro1">
          <table:table-cell office:value-type="string">
            <text:p>jacobi-2d-imper</text:p>
          </table:table-cell>
          <table:table-cell office:value-type="float" office:value="2.434564">
            <text:p>2.434564</text:p>
          </table:table-cell>
          <table:table-cell office:value-type="float" office:value="0.971846">
            <text:p>0.971846</text:p>
          </table:table-cell>
          <table:table-cell office:value-type="float" office:value="1">
            <text:p>1</text:p>
          </table:table-cell>
          <table:table-cell table:formula="of:=[.B17]/[.C17]" office:value-type="float" office:value="2.50509237060193">
            <text:p>2.5050923706</text:p>
          </table:table-cell>
        </table:table-row>
        <table:table-row table:style-name="ro1">
          <table:table-cell office:value-type="string">
            <text:p>lu</text:p>
          </table:table-cell>
          <table:table-cell office:value-type="float" office:value="21.185694">
            <text:p>21.185694</text:p>
          </table:table-cell>
          <table:table-cell office:value-type="float" office:value="21.483047">
            <text:p>21.483047</text:p>
          </table:table-cell>
          <table:table-cell office:value-type="float" office:value="1">
            <text:p>1</text:p>
          </table:table-cell>
          <table:table-cell table:formula="of:=[.B18]/[.C18]" office:value-type="float" office:value="0.986158713891935">
            <text:p>0.9861587139</text:p>
          </table:table-cell>
        </table:table-row>
        <table:table-row table:style-name="ro1">
          <table:table-cell office:value-type="string">
            <text:p>ludcmp</text:p>
          </table:table-cell>
          <table:table-cell office:value-type="float" office:value="23.247046">
            <text:p>23.247046</text:p>
          </table:table-cell>
          <table:table-cell office:value-type="float" office:value="23.657105">
            <text:p>23.657105</text:p>
          </table:table-cell>
          <table:table-cell office:value-type="float" office:value="1">
            <text:p>1</text:p>
          </table:table-cell>
          <table:table-cell table:formula="of:=[.B19]/[.C19]" office:value-type="float" office:value="0.982666560426561">
            <text:p>0.9826665604</text:p>
          </table:table-cell>
        </table:table-row>
        <table:table-row table:style-name="ro1">
          <table:table-cell office:value-type="string">
            <text:p>mvt</text:p>
          </table:table-cell>
          <table:table-cell office:value-type="float" office:value="4.739074">
            <text:p>4.739074</text:p>
          </table:table-cell>
          <table:table-cell office:value-type="float" office:value="1.997976">
            <text:p>1.997976</text:p>
          </table:table-cell>
          <table:table-cell office:value-type="float" office:value="1">
            <text:p>1</text:p>
          </table:table-cell>
          <table:table-cell table:formula="of:=[.B20]/[.C20]" office:value-type="float" office:value="2.37193740064946">
            <text:p>2.3719374006</text:p>
          </table:table-cell>
        </table:table-row>
        <table:table-row table:style-name="ro2">
          <table:table-cell office:value-type="string">
            <text:p>reg_detect</text:p>
          </table:table-cell>
          <table:table-cell office:value-type="float" office:value="0.095648">
            <text:p>0.095648</text:p>
          </table:table-cell>
          <table:table-cell office:value-type="float" office:value="0.088147">
            <text:p>0.088147</text:p>
          </table:table-cell>
          <table:table-cell office:value-type="float" office:value="1">
            <text:p>1</text:p>
          </table:table-cell>
          <table:table-cell table:formula="of:=[.B21]/[.C21]" office:value-type="float" office:value="1.08509648655088">
            <text:p>1.0850964866</text:p>
          </table:table-cell>
        </table:table-row>
        <table:table-row table:style-name="ro1">
          <table:table-cell office:value-type="string">
            <text:p>seidel-2d</text:p>
          </table:table-cell>
          <table:table-cell office:value-type="float" office:value="2.334995">
            <text:p>2.334995</text:p>
          </table:table-cell>
          <table:table-cell office:value-type="float" office:value="1.714665">
            <text:p>1.714665</text:p>
          </table:table-cell>
          <table:table-cell office:value-type="float" office:value="1">
            <text:p>1</text:p>
          </table:table-cell>
          <table:table-cell table:formula="of:=[.B22]/[.C22]" office:value-type="float" office:value="1.3617791230357">
            <text:p>1.361779123</text:p>
          </table:table-cell>
        </table:table-row>
        <table:table-row table:style-name="ro1">
          <table:table-cell office:value-type="string">
            <text:p>symm</text:p>
          </table:table-cell>
          <table:table-cell office:value-type="float" office:value="292.761597">
            <text:p>292.761597</text:p>
          </table:table-cell>
          <table:table-cell office:value-type="float" office:value="287.981556">
            <text:p>287.981556</text:p>
          </table:table-cell>
          <table:table-cell office:value-type="float" office:value="1">
            <text:p>1</text:p>
          </table:table-cell>
          <table:table-cell table:formula="of:=[.B23]/[.C23]" office:value-type="float" office:value="1.0165984275743">
            <text:p>1.0165984276</text:p>
          </table:table-cell>
        </table:table-row>
        <table:table-row table:style-name="ro2">
          <table:table-cell office:value-type="string">
            <text:p>syr2k</text:p>
          </table:table-cell>
          <table:table-cell office:value-type="float" office:value="129.565937">
            <text:p>129.565937</text:p>
          </table:table-cell>
          <table:table-cell office:value-type="float" office:value="82.622636">
            <text:p>82.622636</text:p>
          </table:table-cell>
          <table:table-cell office:value-type="float" office:value="1">
            <text:p>1</text:p>
          </table:table-cell>
          <table:table-cell table:formula="of:=[.B24]/[.C24]" office:value-type="float" office:value="1.56816513334191">
            <text:p>1.5681651333</text:p>
          </table:table-cell>
        </table:table-row>
        <table:table-row table:style-name="ro1">
          <table:table-cell office:value-type="string">
            <text:p>syrk</text:p>
          </table:table-cell>
          <table:table-cell office:value-type="float" office:value="62.004363">
            <text:p>62.004363</text:p>
          </table:table-cell>
          <table:table-cell office:value-type="float" office:value="37.344749">
            <text:p>37.344749</text:p>
          </table:table-cell>
          <table:table-cell office:value-type="float" office:value="1">
            <text:p>1</text:p>
          </table:table-cell>
          <table:table-cell table:formula="of:=[.B25]/[.C25]" office:value-type="float" office:value="1.66032346341383">
            <text:p>1.6603234634</text:p>
          </table:table-cell>
        </table:table-row>
        <table:table-row table:style-name="ro1">
          <table:table-cell office:value-type="string">
            <text:p>trmm</text:p>
          </table:table-cell>
          <table:table-cell office:value-type="float" office:value="30.581192">
            <text:p>30.581192</text:p>
          </table:table-cell>
          <table:table-cell office:value-type="float" office:value="50.99148">
            <text:p>50.99148</text:p>
          </table:table-cell>
          <table:table-cell office:value-type="float" office:value="1">
            <text:p>1</text:p>
          </table:table-cell>
          <table:table-cell table:formula="of:=[.B26]/[.C26]" office:value-type="float" office:value="0.599731406109413">
            <text:p>0.5997314061</text:p>
          </table:table-cell>
        </table:table-row>
        <table:table-row table:style-name="ro2" table:number-rows-repeated="1048549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E1:Sheet1.G26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Sheet2.A1:Sheet2.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4T12:37:25</meta:creation-date>
    <dc:date>2014-03-14T15:51:10</dc:date>
    <meta:editing-duration>PT1H18M12S</meta:editing-duration>
    <meta:editing-cycles>8</meta:editing-cycles>
    <meta:generator>LibreOffice/3.5$Linux_X86_64 LibreOffice_project/350m1$Build-2</meta:generator>
    <meta:document-statistic meta:table-count="3" meta:cell-count="28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177cm" svg:height="11.953cm" xlink:href=".." xlink:type="simple" chart:class="chart:bar" chart:style-name="ch1">
        <chart:title svg:x="9.642cm" svg:y="0.512cm" chart:style-name="ch2">
          <text:p>clang -o3: no polly v.s. polly</text:p>
        </chart:title>
        <chart:legend svg:x="21.747cm" svg:y="7.235cm" style:legend-expansion="custom" chartooo:width="3.272cm" chartooo:height="1.455cm" style:legend-expansion-aspect-ratio="2.24879725085911" chart:style-name="ch3"/>
        <chart:plot-area chart:style-name="ch4" table:cell-range-address="Sheet1.E3:Sheet1.G14" chart:data-source-has-labels="column" svg:x="2.581cm" svg:y="2.03cm" svg:width="17.854cm" svg:height="8.77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202cm" svg:y="2.046cm" svg:width="17.233cm" svg:height="7.72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1.E3:Sheet1.E14"/>
          </chart:axis>
          <chart:axis chart:dimension="y" chart:name="primary-y" chart:style-name="ch6">
            <chart:title svg:x="1.518cm" svg:y="7.004cm" chart:style-name="ch7">
              <text:p>second</text:p>
            </chart:title>
            <chart:grid chart:style-name="ch8" chart:class="major"/>
          </chart:axis>
          <chart:axis chart:dimension="z" chart:name="primary-z" chart:style-name="ch5"/>
          <chart:series chart:style-name="ch9" chart:values-cell-range-address="Sheet1.F3:Sheet1.F14" chart:class="chart:bar">
            <chart:data-point chart:repeated="12"/>
          </chart:series>
          <chart:series chart:style-name="ch10" chart:values-cell-range-address="Sheet1.G3:Sheet1.G14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bicg</text:p>
                <draw:g>
                  <svg:desc>Sheet1.E3:Sheet1.E14</svg:desc>
                </draw:g>
              </table:table-cell>
              <table:table-cell office:value-type="float" office:value="1.20727">
                <text:p>1.20727</text:p>
                <draw:g>
                  <svg:desc>Sheet1.F3:Sheet1.F14</svg:desc>
                </draw:g>
              </table:table-cell>
              <table:table-cell office:value-type="float" office:value="1.084525">
                <text:p>1.084525</text:p>
                <draw:g>
                  <svg:desc>Sheet1.G3:Sheet1.G14</svg:desc>
                </draw:g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1.241698">
                <text:p>1.241698</text:p>
              </table:table-cell>
              <table:table-cell office:value-type="float" office:value="1.997713">
                <text:p>1.997713</text:p>
              </table:table-cell>
            </table:table-row>
            <table:table-row>
              <table:table-cell office:value-type="string">
                <text:p>gesummv</text:p>
              </table:table-cell>
              <table:table-cell office:value-type="float" office:value="1.712113">
                <text:p>1.712113</text:p>
              </table:table-cell>
              <table:table-cell office:value-type="float" office:value="1.668856">
                <text:p>1.668856</text:p>
              </table:table-cell>
            </table:table-row>
            <table:table-row>
              <table:table-cell office:value-type="string">
                <text:p>dynprog</text:p>
              </table:table-cell>
              <table:table-cell office:value-type="float" office:value="2.133524">
                <text:p>2.133524</text:p>
              </table:table-cell>
              <table:table-cell office:value-type="float" office:value="3.371307">
                <text:p>3.371307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2.334995">
                <text:p>2.334995</text:p>
              </table:table-cell>
              <table:table-cell office:value-type="float" office:value="1.714665">
                <text:p>1.714665</text:p>
              </table:table-cell>
            </table:table-row>
            <table:table-row>
              <table:table-cell office:value-type="string">
                <text:p>jacobi-2d-imper</text:p>
              </table:table-cell>
              <table:table-cell office:value-type="float" office:value="2.434564">
                <text:p>2.434564</text:p>
              </table:table-cell>
              <table:table-cell office:value-type="float" office:value="0.971846">
                <text:p>0.971846</text:p>
              </table:table-cell>
            </table:table-row>
            <table:table-row>
              <table:table-cell office:value-type="string">
                <text:p>durbin</text:p>
              </table:table-cell>
              <table:table-cell office:value-type="float" office:value="4.306597">
                <text:p>4.306597</text:p>
              </table:table-cell>
              <table:table-cell office:value-type="float" office:value="4.667684">
                <text:p>4.667684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4.739074">
                <text:p>4.739074</text:p>
              </table:table-cell>
              <table:table-cell office:value-type="float" office:value="1.997976">
                <text:p>1.997976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5.912938">
                <text:p>5.912938</text:p>
              </table:table-cell>
              <table:table-cell office:value-type="float" office:value="3.187945">
                <text:p>3.187945</text:p>
              </table:table-cell>
            </table:table-row>
            <table:table-row>
              <table:table-cell office:value-type="string">
                <text:p>fdtd-apml</text:p>
              </table:table-cell>
              <table:table-cell office:value-type="float" office:value="12.288552">
                <text:p>12.288552</text:p>
              </table:table-cell>
              <table:table-cell office:value-type="float" office:value="11.949039">
                <text:p>11.949039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15.047639">
                <text:p>15.047639</text:p>
              </table:table-cell>
              <table:table-cell office:value-type="float" office:value="8.157245">
                <text:p>8.157245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6.810833">
                <text:p>16.810833</text:p>
              </table:table-cell>
              <table:table-cell office:value-type="float" office:value="4.840081">
                <text:p>4.8400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696cm" svg:height="6.323cm" xlink:href=".." xlink:type="simple" chart:class="chart:bar" chart:style-name="ch1">
        <chart:title svg:x="3.987cm" svg:y="0.262cm" chart:style-name="ch2">
          <text:p>clang -o3: no polly v.s. polly</text:p>
        </chart:title>
        <chart:legend chart:legend-position="end" svg:x="11.406cm" svg:y="2.613cm" style:legend-expansion="high" chart:style-name="ch3"/>
        <chart:plot-area chart:style-name="ch4" table:cell-range-address="Sheet1.E1:Sheet1.G2" chart:data-source-has-labels="column" svg:x="1.284cm" svg:y="1.293cm" svg:width="9.576cm" svg:height="4.48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23cm" svg:y="1.293cm" svg:width="8.609cm" svg:height="3.83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1.E1:Sheet1.E2"/>
          </chart:axis>
          <chart:axis chart:dimension="y" chart:name="primary-y" chart:style-name="ch6">
            <chart:title svg:x="0.451cm" svg:y="4.121cm" chart:style-name="ch7">
              <text:p>second</text:p>
            </chart:title>
            <chart:grid chart:style-name="ch8" chart:class="major"/>
          </chart:axis>
          <chart:axis chart:dimension="z" chart:name="primary-z" chart:style-name="ch5"/>
          <chart:series chart:style-name="ch9" chart:values-cell-range-address="Sheet1.F1:Sheet1.F2" chart:class="chart:bar">
            <chart:data-point chart:repeated="2"/>
          </chart:series>
          <chart:series chart:style-name="ch10" chart:values-cell-range-address="Sheet1.G1:Sheet1.G2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jacobi-1d-imper</text:p>
                <draw:g>
                  <svg:desc>Sheet1.E1:Sheet1.E2</svg:desc>
                </draw:g>
              </table:table-cell>
              <table:table-cell office:value-type="float" office:value="0.044367">
                <text:p>0.044367</text:p>
                <draw:g>
                  <svg:desc>Sheet1.F1:Sheet1.F2</svg:desc>
                </draw:g>
              </table:table-cell>
              <table:table-cell office:value-type="float" office:value="0.032413">
                <text:p>0.032413</text:p>
                <draw:g>
                  <svg:desc>Sheet1.G1:Sheet1.G2</svg:desc>
                </draw:g>
              </table:table-cell>
            </table:table-row>
            <table:table-row>
              <table:table-cell office:value-type="string">
                <text:p>reg_detect</text:p>
              </table:table-cell>
              <table:table-cell office:value-type="float" office:value="0.095648">
                <text:p>0.095648</text:p>
              </table:table-cell>
              <table:table-cell office:value-type="float" office:value="0.088147">
                <text:p>0.0881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22cm" svg:height="17.799cm" xlink:href=".." xlink:type="simple" chart:class="chart:bar" chart:style-name="ch1">
        <chart:title svg:x="9.749cm" svg:y="0.491cm" chart:style-name="ch2">
          <text:p>clang -o3: no polly v.s. polly</text:p>
        </chart:title>
        <chart:legend chart:legend-position="end" svg:x="22.93cm" svg:y="8.351cm" style:legend-expansion="high" chart:style-name="ch3"/>
        <chart:plot-area chart:style-name="ch4" table:cell-range-address="Sheet1.E15:Sheet1.G26" chart:data-source-has-labels="column" svg:x="1.515cm" svg:y="1.98cm" svg:width="20.407cm" svg:height="15.04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22cm" svg:y="2.016cm" svg:width="19.6cm" svg:height="13.92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1.E15:Sheet1.E26"/>
          </chart:axis>
          <chart:axis chart:dimension="y" chart:name="primary-y" chart:style-name="ch6">
            <chart:title svg:x="0.451cm" svg:y="10.088cm" chart:style-name="ch7">
              <text:p>second</text:p>
            </chart:title>
            <chart:grid chart:style-name="ch8" chart:class="major"/>
          </chart:axis>
          <chart:axis chart:dimension="z" chart:name="primary-z" chart:style-name="ch5"/>
          <chart:series chart:style-name="ch9" chart:values-cell-range-address="Sheet1.F15:Sheet1.F26" chart:class="chart:bar">
            <chart:data-point chart:repeated="12"/>
          </chart:series>
          <chart:series chart:style-name="ch10" chart:values-cell-range-address="Sheet1.G15:Sheet1.G26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lu</text:p>
                <draw:g>
                  <svg:desc>Sheet1.E15:Sheet1.E26</svg:desc>
                </draw:g>
              </table:table-cell>
              <table:table-cell office:value-type="float" office:value="21.185694">
                <text:p>21.185694</text:p>
                <draw:g>
                  <svg:desc>Sheet1.F15:Sheet1.F26</svg:desc>
                </draw:g>
              </table:table-cell>
              <table:table-cell office:value-type="float" office:value="21.483047">
                <text:p>21.483047</text:p>
                <draw:g>
                  <svg:desc>Sheet1.G15:Sheet1.G26</svg:desc>
                </draw:g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23.247046">
                <text:p>23.247046</text:p>
              </table:table-cell>
              <table:table-cell office:value-type="float" office:value="23.657105">
                <text:p>23.657105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30.581192">
                <text:p>30.581192</text:p>
              </table:table-cell>
              <table:table-cell office:value-type="float" office:value="50.99148">
                <text:p>50.99148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35.723412">
                <text:p>35.723412</text:p>
              </table:table-cell>
              <table:table-cell office:value-type="float" office:value="54.825221">
                <text:p>54.825221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62.004363">
                <text:p>62.004363</text:p>
              </table:table-cell>
              <table:table-cell office:value-type="float" office:value="37.344749">
                <text:p>37.344749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63.647125">
                <text:p>63.647125</text:p>
              </table:table-cell>
              <table:table-cell office:value-type="float" office:value="15.790936">
                <text:p>15.790936</text:p>
              </table:table-cell>
            </table:table-row>
            <table:table-row>
              <table:table-cell office:value-type="string">
                <text:p>floyd-warshall</text:p>
              </table:table-cell>
              <table:table-cell office:value-type="float" office:value="75.868337">
                <text:p>75.868337</text:p>
              </table:table-cell>
              <table:table-cell office:value-type="float" office:value="75.927289">
                <text:p>75.927289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129.565937">
                <text:p>129.565937</text:p>
              </table:table-cell>
              <table:table-cell office:value-type="float" office:value="82.622636">
                <text:p>82.622636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221.37683">
                <text:p>221.37683</text:p>
              </table:table-cell>
              <table:table-cell office:value-type="float" office:value="68.862869">
                <text:p>68.862869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292.761597">
                <text:p>292.761597</text:p>
              </table:table-cell>
              <table:table-cell office:value-type="float" office:value="287.981556">
                <text:p>287.981556</text:p>
              </table:table-cell>
            </table:table-row>
            <table:table-row>
              <table:table-cell office:value-type="string">
                <text:p>2mm</text:p>
              </table:table-cell>
              <table:table-cell office:value-type="float" office:value="441.030907">
                <text:p>441.030907</text:p>
              </table:table-cell>
              <table:table-cell office:value-type="float" office:value="138.353714">
                <text:p>138.353714</text:p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657.055415">
                <text:p>657.055415</text:p>
              </table:table-cell>
              <table:table-cell office:value-type="float" office:value="206.652214">
                <text:p>206.6522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2.0415277481079pt" style:font-size-asian="12.0415277481079pt" style:font-size-complex="12.0415277481079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9.26271343231201pt" style:font-size-asian="9.26271343231201pt" style:font-size-complex="9.2627134323120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9.26271343231201pt" style:font-size-asian="9.26271343231201pt" style:font-size-complex="9.26271343231201pt"/>
    </style:style>
    <style:style style:name="ch6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9.26271343231201pt" style:font-size-asian="9.26271343231201pt" style:font-size-complex="9.26271343231201pt"/>
    </style:style>
    <style:style style:name="ch7" style:family="chart">
      <style:chart-properties chart:auto-position="true" chart:scale-text="true" style:rotation-angle="90"/>
      <style:text-properties fo:font-size="8.33644199371338pt" style:font-size-asian="8.33644199371338pt" style:font-size-complex="8.33644199371338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cale-text="true"/>
      <style:graphic-properties draw:fill-color="#dc2300" dr3d:edge-rounding="5%"/>
      <style:text-properties fo:font-size="9.26271343231201pt" style:font-size-asian="9.26271343231201pt" style:font-size-complex="9.26271343231201pt"/>
    </style:style>
    <style:style style:name="ch10" style:family="chart" style:data-style-name="N0">
      <style:chart-properties chart:scale-text="true"/>
      <style:graphic-properties draw:fill-color="#ffd320"/>
      <style:text-properties fo:font-size="9.26271343231201pt" style:font-size-asian="9.26271343231201pt" style:font-size-complex="9.26271343231201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977cm" svg:height="8.342cm" xlink:href=".." xlink:type="simple" chart:class="chart:bar" chart:style-name="ch1">
        <chart:title svg:x="14.529cm" svg:y="0.301cm" chart:style-name="ch2">
          <text:p>Default data size N=1024</text:p>
        </chart:title>
        <chart:legend chart:legend-position="end" svg:x="31.8cm" svg:y="3.65cm" style:legend-expansion="high" chart:style-name="ch3"/>
        <chart:plot-area chart:style-name="ch4" table:cell-range-address="Sheet2.A1:Sheet2.A26 Sheet2.D1:Sheet2.E26" chart:data-source-has-labels="column" svg:x="1.626cm" svg:y="1.506cm" svg:width="28.816cm" svg:height="6.25cm">
          <chartooo:coordinate-region svg:x="2.327cm" svg:y="1.692cm" svg:width="28.115cm" svg:height="5.073cm"/>
          <chart:axis chart:dimension="x" chart:name="primary-x" chart:style-name="ch5" chartooo:axis-type="auto">
            <chartooo:date-scale/>
            <chart:categories table:cell-range-address="Sheet2.A1:Sheet2.A26"/>
          </chart:axis>
          <chart:axis chart:dimension="y" chart:name="primary-y" chart:style-name="ch6">
            <chart:title svg:x="0.451cm" svg:y="6.378cm" chart:style-name="ch7">
              <text:p>speed relative to clang -o3</text:p>
            </chart:title>
            <chart:grid chart:style-name="ch8" chart:class="major"/>
          </chart:axis>
          <chart:series chart:style-name="ch9" chart:values-cell-range-address="Sheet2.D1:Sheet2.D26" chart:class="chart:bar">
            <chart:data-point chart:repeated="26"/>
          </chart:series>
          <chart:series chart:style-name="ch10" chart:values-cell-range-address="Sheet2.E1:Sheet2.E26" chart:class="chart:bar"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2mm</text:p>
                <draw:g>
                  <svg:desc>Sheet2.A1:Sheet2.A26</svg:desc>
                </draw:g>
              </table:table-cell>
              <table:table-cell office:value-type="float" office:value="1">
                <text:p>1</text:p>
                <draw:g>
                  <svg:desc>Sheet2.D1:Sheet2.D26</svg:desc>
                </draw:g>
              </table:table-cell>
              <table:table-cell office:value-type="float" office:value="3.18770558627721">
                <text:p>3.18770558627721</text:p>
                <draw:g>
                  <svg:desc>Sheet2.E1:Sheet2.E26</svg:desc>
                </draw:g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1">
                <text:p>1</text:p>
              </table:table-cell>
              <table:table-cell office:value-type="float" office:value="3.17952274636651">
                <text:p>3.17952274636651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1">
                <text:p>1</text:p>
              </table:table-cell>
              <table:table-cell office:value-type="float" office:value="0.651587195608386">
                <text:p>0.651587195608386</text:p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1">
                <text:p>1</text:p>
              </table:table-cell>
              <table:table-cell office:value-type="float" office:value="0.621559753578217">
                <text:p>0.621559753578217</text:p>
              </table:table-cell>
            </table:table-row>
            <table:table-row>
              <table:table-cell office:value-type="string">
                <text:p>bicg</text:p>
              </table:table-cell>
              <table:table-cell office:value-type="float" office:value="1">
                <text:p>1</text:p>
              </table:table-cell>
              <table:table-cell office:value-type="float" office:value="1.11317858048454">
                <text:p>1.11317858048454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1">
                <text:p>1</text:p>
              </table:table-cell>
              <table:table-cell office:value-type="float" office:value="4.03061129498593">
                <text:p>4.03061129498593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1">
                <text:p>1</text:p>
              </table:table-cell>
              <table:table-cell office:value-type="float" office:value="1.844696217902">
                <text:p>1.844696217902</text:p>
              </table:table-cell>
            </table:table-row>
            <table:table-row>
              <table:table-cell office:value-type="string">
                <text:p>durbin</text:p>
              </table:table-cell>
              <table:table-cell office:value-type="float" office:value="1">
                <text:p>1</text:p>
              </table:table-cell>
              <table:table-cell office:value-type="float" office:value="0.922641078530595">
                <text:p>0.922641078530595</text:p>
              </table:table-cell>
            </table:table-row>
            <table:table-row>
              <table:table-cell office:value-type="string">
                <text:p>dynprog</text:p>
              </table:table-cell>
              <table:table-cell office:value-type="float" office:value="1">
                <text:p>1</text:p>
              </table:table-cell>
              <table:table-cell office:value-type="float" office:value="0.632847735314523">
                <text:p>0.632847735314523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">
                <text:p>1</text:p>
              </table:table-cell>
              <table:table-cell office:value-type="float" office:value="3.47325447652632">
                <text:p>3.47325447652632</text:p>
              </table:table-cell>
            </table:table-row>
            <table:table-row>
              <table:table-cell office:value-type="string">
                <text:p>fdtd-apml</text:p>
              </table:table-cell>
              <table:table-cell office:value-type="float" office:value="1">
                <text:p>1</text:p>
              </table:table-cell>
              <table:table-cell office:value-type="float" office:value="1.02841341466874">
                <text:p>1.02841341466874</text:p>
              </table:table-cell>
            </table:table-row>
            <table:table-row>
              <table:table-cell office:value-type="string">
                <text:p>floyd-warshall</text:p>
              </table:table-cell>
              <table:table-cell office:value-type="float" office:value="1">
                <text:p>1</text:p>
              </table:table-cell>
              <table:table-cell office:value-type="float" office:value="0.999223572963339">
                <text:p>0.999223572963339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1">
                <text:p>1</text:p>
              </table:table-cell>
              <table:table-cell office:value-type="float" office:value="3.21474886560419">
                <text:p>3.21474886560419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1">
                <text:p>1</text:p>
              </table:table-cell>
              <table:table-cell office:value-type="float" office:value="1.8547804306536">
                <text:p>1.8547804306536</text:p>
              </table:table-cell>
            </table:table-row>
            <table:table-row>
              <table:table-cell office:value-type="string">
                <text:p>gesummv</text:p>
              </table:table-cell>
              <table:table-cell office:value-type="float" office:value="1">
                <text:p>1</text:p>
              </table:table-cell>
              <table:table-cell office:value-type="float" office:value="1.02592015128927">
                <text:p>1.02592015128927</text:p>
              </table:table-cell>
            </table:table-row>
            <table:table-row>
              <table:table-cell office:value-type="string">
                <text:p>jacobi-1d-imper</text:p>
              </table:table-cell>
              <table:table-cell office:value-type="float" office:value="1">
                <text:p>1</text:p>
              </table:table-cell>
              <table:table-cell office:value-type="float" office:value="1.36880264091568">
                <text:p>1.36880264091568</text:p>
              </table:table-cell>
            </table:table-row>
            <table:table-row>
              <table:table-cell office:value-type="string">
                <text:p>jacobi-2d-imper</text:p>
              </table:table-cell>
              <table:table-cell office:value-type="float" office:value="1">
                <text:p>1</text:p>
              </table:table-cell>
              <table:table-cell office:value-type="float" office:value="2.50509237060193">
                <text:p>2.50509237060193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">
                <text:p>1</text:p>
              </table:table-cell>
              <table:table-cell office:value-type="float" office:value="0.986158713891935">
                <text:p>0.986158713891935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">
                <text:p>1</text:p>
              </table:table-cell>
              <table:table-cell office:value-type="float" office:value="0.982666560426561">
                <text:p>0.982666560426561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1">
                <text:p>1</text:p>
              </table:table-cell>
              <table:table-cell office:value-type="float" office:value="2.37193740064946">
                <text:p>2.37193740064946</text:p>
              </table:table-cell>
            </table:table-row>
            <table:table-row>
              <table:table-cell office:value-type="string">
                <text:p>reg_detect</text:p>
              </table:table-cell>
              <table:table-cell office:value-type="float" office:value="1">
                <text:p>1</text:p>
              </table:table-cell>
              <table:table-cell office:value-type="float" office:value="1.08509648655088">
                <text:p>1.08509648655088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1">
                <text:p>1</text:p>
              </table:table-cell>
              <table:table-cell office:value-type="float" office:value="1.3617791230357">
                <text:p>1.3617791230357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1">
                <text:p>1</text:p>
              </table:table-cell>
              <table:table-cell office:value-type="float" office:value="1.0165984275743">
                <text:p>1.0165984275743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1">
                <text:p>1</text:p>
              </table:table-cell>
              <table:table-cell office:value-type="float" office:value="1.56816513334191">
                <text:p>1.56816513334191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1">
                <text:p>1</text:p>
              </table:table-cell>
              <table:table-cell office:value-type="float" office:value="1.66032346341383">
                <text:p>1.66032346341383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1">
                <text:p>1</text:p>
              </table:table-cell>
              <table:table-cell office:value-type="float" office:value="0.599731406109413">
                <text:p>0.5997314061094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